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9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37.68mm"/>
    </style:style>
    <style:style style:name="co7" style:family="table-column">
      <style:table-column-properties fo:break-before="auto" style:column-width="58.9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0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69.25mm" fo:break-before="auto" style:use-optimal-row-height="false"/>
    </style:style>
    <style:style style:name="ro4" style:family="table-row">
      <style:table-row-properties style:row-height="69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33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33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table table:name="Feuille2" table:style-name="ta1">
        <table:shapes>
          <draw:frame draw:z-index="0" draw:style-name="gr1" draw:text-style-name="P1" svg:width="159.92mm" svg:height="90.08mm" svg:x="417.35mm" svg:y="63.47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2mm" svg:height="90.08mm" svg:x="451.05mm" svg:y="293.29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2mm" svg:height="122.94mm" svg:x="190.39mm" svg:y="1.1mm">
            <draw:object draw:notify-on-update-of-ranges="Feuille2.B2:Feuille2.B11 Feuille2.C1:Feuille2.C1 Feuille2.C2:Feuille2.C11 Feuille2.D1:Feuille2.D1 Feuille2.D2:Feuille2.D11 Feuille2.E1:Feuille2.E1 Feuille2.E2:Feuille2.E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2mm" svg:height="122.94mm" svg:x="617.55mm" svg:y="10.66mm">
            <draw:object draw:notify-on-update-of-ranges="Feuille2.B2:Feuille2.B11 Feuille2.C1:Feuille2.C1 Feuille2.C2:Feuille2.C11 Feuille2.D1:Feuille2.D1 Feuille2.D2:Feuille2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2mm" svg:height="75.05mm" svg:x="200.94mm" svg:y="138.29mm">
            <draw:object draw:notify-on-update-of-ranges="Feuille2.B22:Feuille2.B31 Feuille2.C21:Feuille2.C21 Feuille2.C22:Feuille2.C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2mm" svg:height="75.05mm" svg:x="213.66mm" svg:y="290.33mm">
            <draw:object draw:notify-on-update-of-ranges="Feuille2.B34:Feuille2.B34 Feuille2.B35:Feuille2.B44 Feuille2.C34:Feuille2.C34 Feuille2.C35:Feuille2.C4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2mm" svg:height="111.79mm" svg:x="214.19mm" svg:y="375.39mm">
            <draw:object draw:notify-on-update-of-ranges="Feuille2.B57:Feuille2.B57 Feuille2.B58:Feuille2.B67 Feuille2.C57:Feuille2.C57 Feuille2.C58:Feuille2.C67 Feuille2.D57:Feuille2.D57 Feuille2.D58:Feuille2.D6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10 items</text:p>
          </table:table-cell>
          <table:table-cell table:style-name="ce5" office:value-type="string" calcext:value-type="string">
            <text:p>100 items</text:p>
          </table:table-cell>
          <table:table-cell table:style-name="ce5" office:value-type="string" calcext:value-type="string">
            <text:p>1000 items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7]" office:value-type="string" office:string-value="parallel_stream_method_ref" calcext:value-type="string">
            <text:p>parallel_stream_method_ref</text:p>
          </table:table-cell>
          <table:table-cell table:style-name="ce7" table:formula="of:=[JRE8.E27]" office:value-type="float" office:value="0.125" calcext:value-type="float">
            <text:p>0,125</text:p>
          </table:table-cell>
          <table:table-cell table:style-name="ce7" table:formula="of:=[JRE8.E28]" office:value-type="float" office:value="0.196" calcext:value-type="float">
            <text:p>0,196</text:p>
          </table:table-cell>
          <table:table-cell table:style-name="ce7" table:formula="of:=[JRE8.E29]" office:value-type="float" office:value="0.638" calcext:value-type="float">
            <text:p>0,638</text:p>
          </table:table-cell>
          <table:table-cell table:style-name="ce9" table:formula="of:=[JRE8.E30]" office:value-type="float" office:value="3.701" calcext:value-type="float">
            <text:p>3,701</text:p>
          </table:table-cell>
          <table:table-cell table:style-name="ce9" table:formula="of:=[JRE8.E31]" office:value-type="float" office:value="38.386" calcext:value-type="float">
            <text:p>38,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7]" office:value-type="string" office:string-value="parallel_stream_anonymous_class" calcext:value-type="string">
            <text:p>parallel_stream_anonymous_class</text:p>
          </table:table-cell>
          <table:table-cell table:formula="of:=[JRE8.E17]" office:value-type="float" office:value="0.111" calcext:value-type="float">
            <text:p>0,111</text:p>
          </table:table-cell>
          <table:table-cell table:style-name="ce7" table:formula="of:=[JRE8.E18]" office:value-type="float" office:value="0.18" calcext:value-type="float">
            <text:p>0,18</text:p>
          </table:table-cell>
          <table:table-cell table:style-name="ce7" table:formula="of:=[JRE8.E19]" office:value-type="float" office:value="0.601" calcext:value-type="float">
            <text:p>0,601</text:p>
          </table:table-cell>
          <table:table-cell table:style-name="ce9" table:formula="of:=[JRE8.E20]" office:value-type="float" office:value="3.498" calcext:value-type="float">
            <text:p>3,498</text:p>
          </table:table-cell>
          <table:table-cell table:style-name="ce9" table:formula="of:=[JRE8.E21]" office:value-type="float" office:value="36.387" calcext:value-type="float">
            <text:p>36,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2]" office:value-type="string" office:string-value="parallel_stream_lambda" calcext:value-type="string">
            <text:p>parallel_stream_lambda</text:p>
          </table:table-cell>
          <table:table-cell table:formula="of:=[JRE8.E22]" office:value-type="float" office:value="0.112" calcext:value-type="float">
            <text:p>0,112</text:p>
          </table:table-cell>
          <table:table-cell table:style-name="ce7" table:formula="of:=[JRE8.E23]" office:value-type="float" office:value="0.178" calcext:value-type="float">
            <text:p>0,178</text:p>
          </table:table-cell>
          <table:table-cell table:style-name="ce7" table:formula="of:=[JRE8.E24]" office:value-type="float" office:value="0.601" calcext:value-type="float">
            <text:p>0,601</text:p>
          </table:table-cell>
          <table:table-cell table:style-name="ce9" table:formula="of:=[JRE8.E25]" office:value-type="float" office:value="3.487" calcext:value-type="float">
            <text:p>3,487</text:p>
          </table:table-cell>
          <table:table-cell table:style-name="ce9" table:formula="of:=[JRE8.E26]" office:value-type="float" office:value="36.317" calcext:value-type="float">
            <text:p>36,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44]" office:value-type="string" office:string-value="stream_method_ref" calcext:value-type="string">
            <text:p>stream_method_ref</text:p>
          </table:table-cell>
          <table:table-cell table:style-name="ce7" table:formula="of:=[JRE8.E42]" office:value-type="float" office:value="0.068" calcext:value-type="float">
            <text:p>0,068</text:p>
          </table:table-cell>
          <table:table-cell table:style-name="ce7" table:formula="of:=[JRE8.E43]" office:value-type="float" office:value="0.128" calcext:value-type="float">
            <text:p>0,128</text:p>
          </table:table-cell>
          <table:table-cell table:style-name="ce7" table:formula="of:=[JRE8.E44]" office:value-type="float" office:value="0.591" calcext:value-type="float">
            <text:p>0,591</text:p>
          </table:table-cell>
          <table:table-cell table:style-name="ce9" table:formula="of:=[JRE8.E45]" office:value-type="float" office:value="7.136" calcext:value-type="float">
            <text:p>7,136</text:p>
          </table:table-cell>
          <table:table-cell table:style-name="ce9" table:formula="of:=[JRE8.E46]"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8]" office:value-type="string" office:string-value="stream_lambda" calcext:value-type="string">
            <text:p>stream_lambda</text:p>
          </table:table-cell>
          <table:table-cell table:style-name="ce7" table:formula="of:=[JRE8.E37]" office:value-type="float" office:value="0.057" calcext:value-type="float">
            <text:p>0,057</text:p>
          </table:table-cell>
          <table:table-cell table:style-name="ce7" table:formula="of:=[JRE8.E38]" office:value-type="float" office:value="0.118" calcext:value-type="float">
            <text:p>0,118</text:p>
          </table:table-cell>
          <table:table-cell table:style-name="ce7" table:formula="of:=[JRE8.E39]" office:value-type="float" office:value="0.548" calcext:value-type="float">
            <text:p>0,548</text:p>
          </table:table-cell>
          <table:table-cell table:style-name="ce9" table:formula="of:=[JRE8.E40]" office:value-type="float" office:value="6.759" calcext:value-type="float">
            <text:p>6,759</text:p>
          </table:table-cell>
          <table:table-cell table:style-name="ce9" table:formula="of:=[JRE8.E41]" office:value-type="float" office:value="88.553" calcext:value-type="float">
            <text:p>88,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2]" office:value-type="string" office:string-value="stream_anonymous_class" calcext:value-type="string">
            <text:p>stream_anonymous_class</text:p>
          </table:table-cell>
          <table:table-cell table:style-name="ce7" table:formula="of:=[JRE8.E32]" office:value-type="float" office:value="0.054" calcext:value-type="float">
            <text:p>0,054</text:p>
          </table:table-cell>
          <table:table-cell table:style-name="ce7" table:formula="of:=[JRE8.E33]" office:value-type="float" office:value="0.113" calcext:value-type="float">
            <text:p>0,113</text:p>
          </table:table-cell>
          <table:table-cell table:style-name="ce7" table:formula="of:=[JRE8.E34]" office:value-type="float" office:value="0.546" calcext:value-type="float">
            <text:p>0,546</text:p>
          </table:table-cell>
          <table:table-cell table:style-name="ce9" table:formula="of:=[JRE8.E35]" office:value-type="float" office:value="6.762" calcext:value-type="float">
            <text:p>6,762</text:p>
          </table:table-cell>
          <table:table-cell table:style-name="ce9" table:formula="of:=[JRE8.E36]" office:value-type="float" office:value="88.118" calcext:value-type="float">
            <text:p>88,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2]" office:value-type="string" office:string-value="method_reference" calcext:value-type="string">
            <text:p>method_reference</text:p>
          </table:table-cell>
          <table:table-cell table:formula="of:=[JRE8.E12]" office:value-type="float" office:value="0.028" calcext:value-type="float">
            <text:p>0,028</text:p>
          </table:table-cell>
          <table:table-cell table:style-name="ce7" table:formula="of:=[JRE8.E13]" office:value-type="float" office:value="0.087" calcext:value-type="float">
            <text:p>0,087</text:p>
          </table:table-cell>
          <table:table-cell table:style-name="ce7" table:formula="of:=[JRE8.E14]" office:value-type="float" office:value="0.559" calcext:value-type="float">
            <text:p>0,559</text:p>
          </table:table-cell>
          <table:table-cell table:style-name="ce9" table:formula="of:=[JRE8.E15]" office:value-type="float" office:value="7.304" calcext:value-type="float">
            <text:p>7,304</text:p>
          </table:table-cell>
          <table:table-cell table:style-name="ce9" table:formula="of:=[JRE8.E16]"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7]" office:value-type="string" office:string-value="lambda" calcext:value-type="string">
            <text:p>lambda</text:p>
          </table:table-cell>
          <table:table-cell table:formula="of:=[JRE8.E7]" office:value-type="float" office:value="0.017" calcext:value-type="float">
            <text:p>0,017</text:p>
          </table:table-cell>
          <table:table-cell table:style-name="ce7" table:formula="of:=[JRE8.E8]" office:value-type="float" office:value="0.074" calcext:value-type="float">
            <text:p>0,074</text:p>
          </table:table-cell>
          <table:table-cell table:style-name="ce7" table:formula="of:=[JRE8.E9]" office:value-type="float" office:value="0.515" calcext:value-type="float">
            <text:p>0,515</text:p>
          </table:table-cell>
          <table:table-cell table:style-name="ce9" table:formula="of:=[JRE8.E10]" office:value-type="float" office:value="6.816" calcext:value-type="float">
            <text:p>6,816</text:p>
          </table:table-cell>
          <table:table-cell table:style-name="ce9" table:formula="of:=[JRE8.E11]" office:value-type="float" office:value="88.369" calcext:value-type="float">
            <text:p>88,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]" office:value-type="string" office:string-value="anonymous_class (JRE8)" calcext:value-type="string">
            <text:p>anonymous_class (JRE8)</text:p>
          </table:table-cell>
          <table:table-cell table:formula="of:=[JRE8.E2]" office:value-type="float" office:value="0.016" calcext:value-type="float">
            <text:p>0,016</text:p>
          </table:table-cell>
          <table:table-cell table:formula="of:=[JRE8.E3]" office:value-type="float" office:value="0.074" calcext:value-type="float">
            <text:p>0,074</text:p>
          </table:table-cell>
          <table:table-cell table:formula="of:=[JRE8.E4]" office:value-type="float" office:value="0.493" calcext:value-type="float">
            <text:p>0,493</text:p>
          </table:table-cell>
          <table:table-cell table:style-name="ce9" table:formula="of:=[JRE8.E5]" office:value-type="float" office:value="6.876" calcext:value-type="float">
            <text:p>6,876</text:p>
          </table:table-cell>
          <table:table-cell table:style-name="ce9" table:formula="of:=[JRE8.E6]" office:value-type="float" office:value="88.283" calcext:value-type="float">
            <text:p>88,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JRE7.A2]" office:value-type="string" office:string-value="anonymous_class (JRE7)" calcext:value-type="string">
            <text:p>anonymous_class (JRE7)</text:p>
          </table:table-cell>
          <table:table-cell table:formula="of:=[JRE7.E2]" office:value-type="float" office:value="0.016" calcext:value-type="float">
            <text:p>0,016</text:p>
          </table:table-cell>
          <table:table-cell table:formula="of:=[JRE7.E3]" office:value-type="float" office:value="0.071" calcext:value-type="float">
            <text:p>0,071</text:p>
          </table:table-cell>
          <table:table-cell table:formula="of:=[JRE7.E4]" office:value-type="float" office:value="0.495" calcext:value-type="float">
            <text:p>0,495</text:p>
          </table:table-cell>
          <table:table-cell table:style-name="ce10" table:formula="of:=[JRE7.E5]" office:value-type="float" office:value="6.882" calcext:value-type="float">
            <text:p>6,882</text:p>
          </table:table-cell>
          <table:table-cell table:style-name="ce10" table:formula="of:=[JRE7.E6]" office:value-type="float" office:value="90.475" calcext:value-type="float">
            <text:p>90,475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 items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7.304" calcext:value-type="float">
            <text:p>7,304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7.136" calcext:value-type="float">
            <text:p>7,13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6.882" calcext:value-type="float">
            <text:p>6,88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6.876" calcext:value-type="float">
            <text:p>6,87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6.816" calcext:value-type="float">
            <text:p>6,81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6.762" calcext:value-type="float">
            <text:p>6,76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6.759" calcext:value-type="float">
            <text:p>6,759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.701" calcext:value-type="float">
            <text:p>3,701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.498" calcext:value-type="float">
            <text:p>3,49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.487" calcext:value-type="float">
            <text:p>3,487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0 item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94.074" calcext:value-type="float">
            <text:p>94,0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93.548" calcext:value-type="float">
            <text:p>93,5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90.475" calcext:value-type="float">
            <text:p>90,4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88.553" calcext:value-type="float">
            <text:p>88,5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88.369" calcext:value-type="float">
            <text:p>88,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88.283" calcext:value-type="float">
            <text:p>88,2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88.118" calcext:value-type="float">
            <text:p>88,1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8.386" calcext:value-type="float">
            <text:p>38,3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6.387" calcext:value-type="float">
            <text:p>36,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6.317" calcext:value-type="float">
            <text:p>36,317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6"/>
          <table:table-cell table:style-name="ce2" office:value-type="string" calcext:value-type="string">
            <text:p>Benchmark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method_reference</text:p>
          </table:table-cell>
          <table:table-cell table:style-name="ce9" office:value-type="float" office:value="7.304" calcext:value-type="float">
            <text:p>7,304</text:p>
          </table:table-cell>
          <table:table-cell table:style-name="ce9" office:value-type="float" office:value="94.074" calcext:value-type="float">
            <text:p>94,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method_ref</text:p>
          </table:table-cell>
          <table:table-cell table:style-name="ce9" office:value-type="float" office:value="7.136" calcext:value-type="float">
            <text:p>7,136</text:p>
          </table:table-cell>
          <table:table-cell table:style-name="ce9" office:value-type="float" office:value="93.548" calcext:value-type="float">
            <text:p>93,5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7)</text:p>
          </table:table-cell>
          <table:table-cell table:style-name="ce10" office:value-type="float" office:value="6.882" calcext:value-type="float">
            <text:p>6,882</text:p>
          </table:table-cell>
          <table:table-cell table:style-name="ce10" office:value-type="float" office:value="90.475" calcext:value-type="float">
            <text:p>90,4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lambda</text:p>
          </table:table-cell>
          <table:table-cell table:style-name="ce9" office:value-type="float" office:value="6.759" calcext:value-type="float">
            <text:p>6,759</text:p>
          </table:table-cell>
          <table:table-cell table:style-name="ce9" office:value-type="float" office:value="88.553" calcext:value-type="float">
            <text:p>88,5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table:style-name="ce9" office:value-type="float" office:value="6.816" calcext:value-type="float">
            <text:p>6,816</text:p>
          </table:table-cell>
          <table:table-cell table:style-name="ce9" office:value-type="float" office:value="88.369" calcext:value-type="float">
            <text:p>88,3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8)</text:p>
          </table:table-cell>
          <table:table-cell table:style-name="ce9" office:value-type="float" office:value="6.876" calcext:value-type="float">
            <text:p>6,876</text:p>
          </table:table-cell>
          <table:table-cell table:style-name="ce9" office:value-type="float" office:value="88.283" calcext:value-type="float">
            <text:p>88,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anonymous_class</text:p>
          </table:table-cell>
          <table:table-cell table:style-name="ce9" office:value-type="float" office:value="6.762" calcext:value-type="float">
            <text:p>6,762</text:p>
          </table:table-cell>
          <table:table-cell table:style-name="ce9" office:value-type="float" office:value="88.118" calcext:value-type="float">
            <text:p>88,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method_ref</text:p>
          </table:table-cell>
          <table:table-cell table:style-name="ce9" office:value-type="float" office:value="3.701" calcext:value-type="float">
            <text:p>3,701</text:p>
          </table:table-cell>
          <table:table-cell table:style-name="ce9" office:value-type="float" office:value="38.386" calcext:value-type="float">
            <text:p>38,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anonymous_class</text:p>
          </table:table-cell>
          <table:table-cell table:style-name="ce9" office:value-type="float" office:value="3.498" calcext:value-type="float">
            <text:p>3,498</text:p>
          </table:table-cell>
          <table:table-cell table:style-name="ce9" office:value-type="float" office:value="36.387" calcext:value-type="float">
            <text:p>36,3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lambda</text:p>
          </table:table-cell>
          <table:table-cell table:style-name="ce9" office:value-type="float" office:value="3.487" calcext:value-type="float">
            <text:p>3,487</text:p>
          </table:table-cell>
          <table:table-cell table:style-name="ce9" office:value-type="float" office:value="36.317" calcext:value-type="float">
            <text:p>36,317</text:p>
          </table:table-cell>
          <table:table-cell table:number-columns-repeated="3"/>
        </table:table-row>
      </table:table>
      <table:table table:name="JRE7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5" calcext:value-type="float">
            <text:p>0,49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82" calcext:value-type="float">
            <text:p>6,882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0.475" calcext:value-type="float">
            <text:p>90,475</text:p>
          </table:table-cell>
          <table:table-cell office:value-type="string" calcext:value-type="string">
            <text:p>±</text:p>
          </table:table-cell>
          <table:table-cell office:value-type="float" office:value="0.261" calcext:value-type="float">
            <text:p>0,261</text:p>
          </table:table-cell>
          <table:table-cell office:value-type="string" calcext:value-type="string">
            <text:p>ms/op</text:p>
          </table:table-cell>
        </table:table-row>
      </table:table>
      <table:table table:name="JRE8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3" calcext:value-type="float">
            <text:p>0,493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76" calcext:value-type="float">
            <text:p>6,87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283" calcext:value-type="float">
            <text:p>88,283</text:p>
          </table:table-cell>
          <table:table-cell office:value-type="string" calcext:value-type="string">
            <text:p>±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16" calcext:value-type="float">
            <text:p>6,81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369" calcext:value-type="float">
            <text:p>88,369</text:p>
          </table:table-cell>
          <table:table-cell office:value-type="string" calcext:value-type="string">
            <text:p>±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304" calcext:value-type="float">
            <text:p>7,304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4.074" calcext:value-type="float">
            <text:p>94,074</text:p>
          </table:table-cell>
          <table:table-cell office:value-type="string" calcext:value-type="string">
            <text:p>±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±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98" calcext:value-type="float">
            <text:p>3,498</text:p>
          </table:table-cell>
          <table:table-cell office:value-type="string" calcext:value-type="string">
            <text:p>±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87" calcext:value-type="float">
            <text:p>36,387</text:p>
          </table:table-cell>
          <table:table-cell office:value-type="string" calcext:value-type="string">
            <text:p>±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±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±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17" calcext:value-type="float">
            <text:p>36,317</text:p>
          </table:table-cell>
          <table:table-cell office:value-type="string" calcext:value-type="string">
            <text:p>±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±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±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701" calcext:value-type="float">
            <text:p>3,701</text:p>
          </table:table-cell>
          <table:table-cell office:value-type="string" calcext:value-type="string">
            <text:p>±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8.386" calcext:value-type="float">
            <text:p>38,386</text:p>
          </table:table-cell>
          <table:table-cell office:value-type="string" calcext:value-type="string">
            <text:p>±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62" calcext:value-type="float">
            <text:p>6,762</text:p>
          </table:table-cell>
          <table:table-cell office:value-type="string" calcext:value-type="string">
            <text:p>±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118" calcext:value-type="float">
            <text:p>88,118</text:p>
          </table:table-cell>
          <table:table-cell office:value-type="string" calcext:value-type="string">
            <text:p>±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59" calcext:value-type="float">
            <text:p>6,759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553" calcext:value-type="float">
            <text:p>88,553</text:p>
          </table:table-cell>
          <table:table-cell office:value-type="string" calcext:value-type="string">
            <text:p>±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136" calcext:value-type="float">
            <text:p>7,136</text:p>
          </table:table-cell>
          <table:table-cell office:value-type="string" calcext:value-type="string">
            <text:p>±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3.548" calcext:value-type="float">
            <text:p>93,548</text:p>
          </table:table-cell>
          <table:table-cell office:value-type="string" calcext:value-type="string">
            <text:p>±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 table:orientation="column"/>
        <table:database-range table:name="__Anonymous_Sheet_DB__1" table:target-range-address="Feuille2.B57:Feuille2.D6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7:38:17.52071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22T18:01:39.356519775</dc:date>
    <meta:editing-duration>PT4H45M59S</meta:editing-duration>
    <meta:editing-cycles>19</meta:editing-cycles>
    <meta:generator>LibreOffice/4.4.2.2$Linux_X86_64 LibreOffice_project/40m0$Build-2</meta:generator>
    <meta:document-statistic meta:table-count="4" meta:cell-count="79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02cm" svg:y="0.315cm" chart:style-name="ch2">
          <text:p>Tri d'un tableau de 10 personnes
(Score)</text:p>
        </chart:title>
        <chart:legend chart:legend-position="end" svg:x="13.797cm" svg:y="4.2cm" style:legend-expansion="high" chart:style-name="ch3"/>
        <chart:plot-area chart:style-name="ch4" table:cell-range-address="Feuille1.B4:Feuille1.B13 Feuille1.E3:Feuille1.E13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2.295cm" xlink:href=".." xlink:type="simple" chart:class="chart:bar" chart:style-name="ch1">
        <chart:title svg:x="5.099cm" svg:y="0.381cm" chart:style-name="ch2">
          <text:p>Benchmark du tri de tableau</text:p>
        </chart:title>
        <chart:legend chart:legend-position="end" svg:x="13.703cm" svg:y="5.573cm" style:legend-expansion="high" chart:style-name="ch3"/>
        <chart:plot-area chart:style-name="ch4" table:cell-range-address="Feuille2.B1:Feuille2.D11" chart:data-source-has-labels="both" svg:x="0.319cm" svg:y="1.431cm" svg:width="13.065cm" svg:height="9.637cm">
          <chartooo:coordinate-region svg:x="5.968cm" svg:y="1.431cm" svg:width="7.07cm" svg:height="8.964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797cm" svg:y="11.314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315cm" svg:y="3.441cm" style:legend-expansion="high" chart:style-name="ch3"/>
        <chart:plot-area chart:style-name="ch4" table:cell-range-address="Feuille2.B21:Feuille2.C31" chart:data-source-has-labels="both" svg:x="0.318cm" svg:y="0.961cm" svg:width="12.675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22:Feuille2.B31"/>
          </chart:axis>
          <chart:axis chart:dimension="y" chart:name="primary-y" chart:style-name="ch6">
            <chart:title svg:x="5.601cm" svg:y="6.945cm" chart:style-name="ch7">
              <text:p>Score (ms/op)</text:p>
            </chart:title>
          </chart:axis>
          <chart:series chart:style-name="ch8" chart:values-cell-range-address="Feuille2.C22:Feuille2.C31" chart:label-cell-address="Feuille2.C21:Feuille2.C21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21:Feuille2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22:Feuille2.B31</svg:desc>
                </draw:g>
              </table:table-cell>
              <table:table-cell office:value-type="float" office:value="7.304">
                <text:p>7.304</text:p>
                <draw:g>
                  <svg:desc>Feuille2.C22:Feuille2.C31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121cm" svg:y="3.441cm" style:legend-expansion="high" chart:style-name="ch3"/>
        <chart:plot-area chart:style-name="ch4" table:cell-range-address="Feuille2.B34:Feuille2.C44" chart:data-source-has-labels="both" svg:x="0.318cm" svg:y="0.961cm" svg:width="12.869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35:Feuille2.B44"/>
          </chart:axis>
          <chart:axis chart:dimension="y" chart:name="primary-y" chart:style-name="ch6">
            <chart:title svg:x="5.698cm" svg:y="6.945cm" chart:style-name="ch7">
              <text:p>Score (ms/op)</text:p>
            </chart:title>
          </chart:axis>
          <chart:series chart:style-name="ch8" chart:values-cell-range-address="Feuille2.C35:Feuille2.C44" chart:label-cell-address="Feuille2.C34:Feuille2.C34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 items</text:p>
                <draw:g>
                  <svg:desc>Feuille2.C34:Feuille2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35:Feuille2.B44</svg:desc>
                </draw:g>
              </table:table-cell>
              <table:table-cell office:value-type="float" office:value="94.074">
                <text:p>94.074</text:p>
                <draw:g>
                  <svg:desc>Feuille2.C35:Feuille2.C44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ay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een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18cm" xlink:href=".." xlink:type="simple" chart:class="chart:bar" chart:style-name="ch1">
        <chart:title svg:x="3.158cm" svg:y="0.359cm" chart:style-name="ch2">
          <text:p>Benchmark (tri d'un grand tableau)</text:p>
        </chart:title>
        <chart:legend chart:legend-position="end" svg:x="13.121cm" svg:y="5.016cm" style:legend-expansion="high" chart:style-name="ch3"/>
        <chart:plot-area chart:style-name="ch4" table:cell-range-address="Feuille2.B57:Feuille2.D67" chart:data-source-has-labels="both" svg:x="0.354cm" svg:y="1.415cm" svg:width="12.479cm" svg:height="8.821cm">
          <chartooo:coordinate-region svg:x="6.003cm" svg:y="1.415cm" svg:width="6.537cm" svg:height="8.148cm"/>
          <chart:axis chart:dimension="x" chart:name="primary-x" chart:style-name="ch5" chartooo:axis-type="auto">
            <chartooo:date-scale/>
            <chart:categories table:cell-range-address="Feuille2.B58:Feuille2.B67"/>
          </chart:axis>
          <chart:axis chart:dimension="y" chart:name="primary-y" chart:style-name="ch6">
            <chart:title svg:x="13.225cm" svg:y="9.723cm" chart:style-name="ch7">
              <text:p>Score (ms/op)</text:p>
            </chart:title>
          </chart:axis>
          <chart:series chart:style-name="ch8" chart:values-cell-range-address="Feuille2.C58:Feuille2.C67" chart:label-cell-address="Feuille2.C57:Feuille2.C57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58:Feuille2.D67" chart:label-cell-address="Feuille2.D57:Feuille2.D5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57:Feuille2.C57</svg:desc>
                </draw:g>
              </table:table-cell>
              <table:table-cell office:value-type="string">
                <text:p>100000 items</text:p>
                <draw:g>
                  <svg:desc>Feuille2.D57:Feuille2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58:Feuille2.B67</svg:desc>
                </draw:g>
              </table:table-cell>
              <table:table-cell office:value-type="float" office:value="7.304">
                <text:p>7.304</text:p>
                <draw:g>
                  <svg:desc>Feuille2.C58:Feuille2.C67</svg:desc>
                </draw:g>
              </table:table-cell>
              <table:table-cell office:value-type="float" office:value="94.074">
                <text:p>94.074</text:p>
                <draw:g>
                  <svg:desc>Feuille2.D58:Feuille2.D67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284cm" svg:y="0.315cm" chart:style-name="ch2">
          <text:p>Tri d'un tableau de 1000 personnes
(Score)</text:p>
        </chart:title>
        <chart:legend chart:legend-position="end" svg:x="13.797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39cm" svg:y="0.315cm" chart:style-name="ch2">
          <text:p>Tri d'un tableau de 1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31:Feuille1.D40 Feuille1.C3:Feuille1.D3" chart:data-source-has-labels="both" svg:x="0.364cm" svg:y="2.104cm" svg:width="13.197cm" svg:height="6.74cm">
          <chartooo:coordinate-region svg:x="6.083cm" svg:y="2.104cm" svg:width="7.22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557cm" svg:y="0.315cm" chart:style-name="ch2">
          <text:p>Tri d'un tableau de 1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3:Feuille1.D13" chart:data-source-has-labels="both" svg:x="0.364cm" svg:y="2.104cm" svg:width="13.197cm" svg:height="6.74cm">
          <chartooo:coordinate-region svg:x="6.083cm" svg:y="2.104cm" svg:width="7.132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2.967cm" svg:y="0.315cm" chart:style-name="ch2">
          <text:p>Tri d'un tableau de 100000 personnes
(Score)</text:p>
        </chart:title>
        <chart:legend chart:legend-position="end" svg:x="13.797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04cm" svg:width="13.147cm" svg:height="6.74cm">
          <chartooo:coordinate-region svg:x="6.044cm" svg:y="2.104cm" svg:width="7.13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22cm" svg:y="0.315cm" chart:style-name="ch2">
          <text:p>Tri d'un tableau de 100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61:Feuille1.D70 Feuille1.C3:Feuille1.D3" chart:data-source-has-labels="both" svg:x="0.364cm" svg:y="2.104cm" svg:width="13.197cm" svg:height="6.74cm">
          <chartooo:coordinate-region svg:x="6.083cm" svg:y="2.104cm" svg:width="7.18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Orange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d320" draw:fill-gradient-name="Tango_20_Green" dr3d:edge-rounding="5%"/>
      <style:text-properties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12.295cm" xlink:href=".." xlink:type="simple" chart:class="chart:bar" chart:style-name="ch1">
        <chart:title svg:x="3.343cm" svg:y="0.381cm" chart:style-name="ch2">
          <text:p>Benchmark (tri d'un petit tableau)</text:p>
        </chart:title>
        <chart:legend chart:legend-position="end" svg:x="13.509cm" svg:y="5.311cm" style:legend-expansion="high" chart:style-name="ch3"/>
        <chart:plot-area chart:style-name="ch4" table:cell-range-address="Feuille2.B1:Feuille2.E11" chart:data-source-has-labels="both" svg:x="0.319cm" svg:y="1.599cm" svg:width="12.871cm" svg:height="9.469cm">
          <chartooo:coordinate-region svg:x="5.968cm" svg:y="1.599cm" svg:width="6.973cm" svg:height="8.796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13.527cm" svg:y="10.653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series chart:style-name="ch11" chart:values-cell-range-address="Feuille2.E2:Feuille2.E11" chart:label-cell-address="Feuille2.E1:Feuille2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1:Feuille2.G1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1:Feuille2.G1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